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eed" officeooo:paragraph-rsid="0006ee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259 <text:s/>vim templates/</text:p>
      <text:p text:style-name="P1"><text:s text:c="2"/>260 <text:s/>vim templates/manual.html </text:p>
      <text:p text:style-name="P1"><text:s text:c="2"/>261 <text:s/>source env/bin/activate</text:p>
      <text:p text:style-name="P1"><text:s text:c="2"/>262 <text:s/>gunicorn hello:app -D</text:p>
      <text:p text:style-name="P1"><text:s text:c="2"/>263 <text:s/>netstat -atln</text:p>
      <text:p text:style-name="P1"><text:s text:c="2"/>264 <text:s/>exit</text:p>
      <text:p text:style-name="P1"><text:s text:c="2"/>265 <text:s/>sudo shutdown -r now</text:p>
      <text:p text:style-name="P1"><text:s text:c="2"/>266 <text:s/>cd flasky/</text:p>
      <text:p text:style-name="P1"><text:s text:c="2"/>267 <text:s/>gunicorn hello:app -D</text:p>
      <text:p text:style-name="P1"><text:s text:c="2"/>268 <text:s/>source env/bin/activate</text:p>
      <text:p text:style-name="P1"><text:s text:c="2"/>269 <text:s/>gunicorn hello:app -D</text:p>
      <text:p text:style-name="P1"><text:s text:c="2"/>270 <text:s/>vim env/bin/activate</text:p>
      <text:p text:style-name="P1"><text:s text:c="2"/>271 <text:s/>exit</text:p>
      <text:p text:style-name="P1"><text:s text:c="2"/>272 <text:s/>vim /etc/rc.local </text:p>
      <text:p text:style-name="P1"><text:s text:c="2"/>273 <text:s/>sudo shutdown -r now</text:p>
      <text:p text:style-name="P1"><text:s text:c="2"/>274 <text:s/>vim /etc/rc.local </text:p>
      <text:p text:style-name="P1"><text:s text:c="2"/>275 <text:s/>cd flasky/</text:p>
      <text:p text:style-name="P1"><text:s text:c="2"/>276 <text:s/>ls</text:p>
      <text:p text:style-name="P1"><text:s text:c="2"/>277 <text:s/>pwd</text:p>
      <text:p text:style-name="P1"><text:s text:c="2"/>278 <text:s/>vim /etc/rc.local </text:p>
      <text:p text:style-name="P1"><text:s text:c="2"/>279 <text:s/>source /root/flasky/env/bin/activate</text:p>
      <text:p text:style-name="P1"><text:s text:c="2"/>280 <text:s/>gunicorn hello:app -D</text:p>
      <text:p text:style-name="P1"><text:s text:c="2"/>281 <text:s/>sudo shutdown -r now</text:p>
      <text:p text:style-name="P1"><text:s text:c="2"/>282 <text:s/>tail -f /var/log/syslog</text:p>
      <text:p text:style-name="P1"><text:s text:c="2"/>283 <text:s/>vim /etc/rc.local </text:p>
      <text:p text:style-name="P1"><text:s text:c="2"/>284 <text:s/>sudo shutdown -r now</text:p>
      <text:p text:style-name="P1"><text:s text:c="2"/>285 <text:s/>source /root/flask/env/bin/activate</text:p>
      <text:p text:style-name="P1"><text:s text:c="2"/>286 <text:s/>source /root/flasky/env/bin/activate</text:p>
      <text:p text:style-name="P1"><text:s text:c="2"/>287 <text:s/>gunicorn hello:app -D</text:p>
      <text:p text:style-name="P1"><text:s text:c="2"/>288 <text:s/>netstat -atln</text:p>
      <text:p text:style-name="P1"><text:s text:c="2"/>289 <text:s/>gunicorn hello:app -D</text:p>
      <text:p text:style-name="P1"><text:s text:c="2"/>290 <text:s/>vim /etc/rc.local </text:p>
      <text:p text:style-name="P1"><text:s text:c="2"/>291 <text:s/>sudo shutdown -r now</text:p>
      <text:p text:style-name="P1"><text:s text:c="2"/>292 <text:s/>cd flasky/</text:p>
      <text:p text:style-name="P1"><text:s text:c="2"/>293 <text:s/>source env/bin/activate</text:p>
      <text:p text:style-name="P1"><text:s text:c="2"/>294 <text:s/>gunicorn hello:app -D</text:p>
      <text:p text:style-name="P1"><text:s text:c="2"/>295 <text:s/>pwd</text:p>
      <text:p text:style-name="P1"><text:s text:c="2"/>296 <text:s/>ls</text:p>
      <text:p text:style-name="P1"><text:s text:c="2"/>297 <text:s/>pwd</text:p>
      <text:p text:style-name="P1"><text:s text:c="2"/>298 <text:s/>sudo shutdown -r now</text:p>
      <text:p text:style-name="P1"><text:s text:c="2"/>299 <text:s/>/root/flasky/env/bin/activate</text:p>
      <text:p text:style-name="P1"><text:s text:c="2"/>300 <text:s/>source/root/flasky/env/bin/activate</text:p>
      <text:p text:style-name="P1"><text:s text:c="2"/>301 <text:s/>source /root/flasky/env/bin/activate</text:p>
      <text:p text:style-name="P1"><text:s text:c="2"/>302 <text:s/>which gunicorn</text:p>
      <text:p text:style-name="P1"><text:s text:c="2"/>303 <text:s/>gunicorn hello:app -D</text:p>
      <text:p text:style-name="P1"><text:s text:c="2"/>304 <text:s/>cd /</text:p>
      <text:p text:style-name="P1"><text:s text:c="2"/>305 <text:s/>cd ~/flasky/</text:p>
      <text:p text:style-name="P1"><text:s text:c="2"/>306 <text:s/>source env/bin/activate</text:p>
      <text:p text:style-name="P1"><text:s text:c="2"/>307 <text:s/>gunicorn hello:app -D</text:p>
      <text:p text:style-name="P1"><text:soft-page-break/><text:s text:c="2"/>308 <text:s/>pwd</text:p>
      <text:p text:style-name="P1"><text:s text:c="2"/>309 <text:s/>sudo shutdown -r now</text:p>
      <text:p text:style-name="P1"><text:s text:c="2"/>310 <text:s/>source /root/flasky/env/bin/activate</text:p>
      <text:p text:style-name="P1"><text:s text:c="2"/>311 <text:s/>gunicorn hello:app -D</text:p>
      <text:p text:style-name="P1"><text:s text:c="2"/>312 <text:s/>quit()</text:p>
      <text:p text:style-name="P1"><text:s text:c="2"/>313 <text:s/>quit</text:p>
      <text:p text:style-name="P1"><text:s text:c="2"/>314 <text:s/>?</text:p>
      <text:p text:style-name="P1"><text:s text:c="2"/>315 <text:s/>help</text:p>
      <text:p text:style-name="P1"><text:s text:c="2"/>316 <text:s/>sudo shutdown -r now</text:p>
      <text:p text:style-name="P1"><text:s text:c="2"/>317 <text:s/>cd /root/flasky/</text:p>
      <text:p text:style-name="P1"><text:s text:c="2"/>318 <text:s/>source env/bin/activate</text:p>
      <text:p text:style-name="P1"><text:s text:c="2"/>319 <text:s/>gunicorn hello:app -D</text:p>
      <text:p text:style-name="P1"><text:s text:c="2"/>320 <text:s/>cd /root/</text:p>
      <text:p text:style-name="P1"><text:s text:c="2"/>321 <text:s/>ls</text:p>
      <text:p text:style-name="P1"><text:s text:c="2"/>322 <text:s/>vim auto_flaskyapp</text:p>
      <text:p text:style-name="P1"><text:s text:c="2"/>323 <text:s/>chmod +x auto_flaskyapp </text:p>
      <text:p text:style-name="P1"><text:s text:c="2"/>324 <text:s/>sudo shutdown -r now</text:p>
      <text:p text:style-name="P1"><text:s text:c="2"/>325 <text:s/>./auto_flaskyapp </text:p>
      <text:p text:style-name="P1"><text:s text:c="2"/>326 <text:s/>cd /root/flasky/</text:p>
      <text:p text:style-name="P1"><text:s text:c="2"/>327 <text:s/>cd ../</text:p>
      <text:p text:style-name="P1"><text:s text:c="2"/>328 <text:s/>vim auto_flaskyapp </text:p>
      <text:p text:style-name="P1"><text:s text:c="2"/>329 <text:s/>./auto_flaskyapp </text:p>
      <text:p text:style-name="P1"><text:s text:c="2"/>330 <text:s/>sudo bash auto_flaskyapp </text:p>
      <text:p text:style-name="P1"><text:s text:c="2"/>331 <text:s/>cd /root/flasky/</text:p>
      <text:p text:style-name="P1"><text:s text:c="2"/>332 <text:s/>cd ..</text:p>
      <text:p text:style-name="P1"><text:s text:c="2"/>333 <text:s/>vim auto_flaskyapp </text:p>
      <text:p text:style-name="P1"><text:s text:c="2"/>334 <text:s/>./auto_flaskyapp </text:p>
      <text:p text:style-name="P1"><text:s text:c="2"/>335 <text:s/>sudo bash auto_flaskyapp </text:p>
      <text:p text:style-name="P1"><text:s text:c="2"/>336 <text:s/>cd /root/flasky/</text:p>
      <text:p text:style-name="P1"><text:s text:c="2"/>337 <text:s/>cd ..</text:p>
      <text:p text:style-name="P1"><text:s text:c="2"/>338 <text:s/>vim auto_flaskyapp </text:p>
      <text:p text:style-name="P1"><text:s text:c="2"/>339 <text:s/>bash auto_flaskyapp </text:p>
      <text:p text:style-name="P1"><text:s text:c="2"/>340 <text:s/>sudo shutdown -r now</text:p>
      <text:p text:style-name="P1"><text:s text:c="2"/>341 <text:s/>bash auto_flaskyapp </text:p>
      <text:p text:style-name="P1"><text:s text:c="2"/>342 <text:s/>vim /etc/rc.local </text:p>
      <text:p text:style-name="P1"><text:s text:c="2"/>343 <text:s/>sudo shutdown -r now</text:p>
      <text:p text:style-name="P1"><text:s text:c="2"/>344 <text:s/>vim /etc/rc.local </text:p>
      <text:p text:style-name="P1"><text:s text:c="2"/>345 <text:s/>bash auto_flaskyapp</text:p>
      <text:p text:style-name="P1"><text:s text:c="2"/>346 <text:s/>vim /etc/rc.local </text:p>
      <text:p text:style-name="P1"><text:s text:c="2"/>347 <text:s/>sudo shutdown -r now</text:p>
      <text:p text:style-name="P1"><text:s text:c="2"/>348 <text:s/>bash auto_flaskyapp </text:p>
      <text:p text:style-name="P1"><text:s text:c="2"/>349 <text:s/>pwd</text:p>
      <text:p text:style-name="P1"><text:s text:c="2"/>350 <text:s/>vim /etc/rc.local </text:p>
      <text:p text:style-name="P1"><text:s text:c="2"/>351 <text:s/>pwd</text:p>
      <text:p text:style-name="P1"><text:s text:c="2"/>352 <text:s/>bash /root/auto_flaskyapp </text:p>
      <text:p text:style-name="P1"><text:s text:c="2"/>353 <text:s/>sudo shutdown -r now</text:p>
      <text:p text:style-name="P1"><text:s text:c="2"/>354 <text:s/>shutdown -r now</text:p>
      <text:p text:style-name="P1"/>
      <text:p text:style-name="P1"/>
      <text:p text:style-name="P1"><text:soft-page-break/></text:p>
      <text:p text:style-name="P1"/>
      <text:p text:style-name="P1">bash /root/auto_flasky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19:18.933078282</meta:creation-date>
    <dc:date>2019-10-26T16:27:12.404207768</dc:date>
    <meta:editing-duration>PT7M53S</meta:editing-duration>
    <meta:editing-cycles>1</meta:editing-cycles>
    <meta:document-statistic meta:table-count="0" meta:image-count="0" meta:object-count="0" meta:page-count="3" meta:paragraph-count="97" meta:word-count="312" meta:character-count="2333" meta:non-whitespace-character-count="1807"/>
    <meta:generator>LibreOffice/5.1.6.2$Linux_X86_64 LibreOffice_project/10m0$Build-2</meta:generator>
  </office:meta>
</office:document-meta>
</file>